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ightStream Project Documentation</text:p>
      <text:list xml:id="list3656576051761583752" text:style-name="Outline">
        <text:list-item>
          <text:p text:style-name="Heading_20_1">1. Introduction</text:p>
        </text:list-item>
      </text:list>
      <text:p text:style-name="Standard">• Project Title: InsightStream</text:p>
      <text:p text:style-name="Standard">• Team ID: NM2025TMID32285</text:p>
      <text:p text:style-name="Standard">• Team Leader:Subadharshini G</text:p>
      <text:p text:style-name="Standard">• Team Members:Supriya K</text:p>
      <text:p text:style-name="Standard"><text:s text:c="35"/>Tamilarasi K</text:p>
      <text:p text:style-name="Standard"><text:s text:c="34"/>Sujitha R</text:p>
      <text:list xml:id="list31713003" text:continue-numbering="true" text:style-name="Outline">
        <text:list-item>
          <text:p text:style-name="Heading_20_1">2. Project Overview</text:p>
        </text:list-item>
      </text:list>
      <text:p text:style-name="Standard">• Purpose: InsightStream is designed to help users navigate the news landscape efficiently.</text:p>
      <text:p text:style-name="Standard">• Features:</text:p>
      <text:p text:style-name="Standard"><text:s text:c="2"/>- News aggregation and categorization</text:p>
      <text:p text:style-name="Standard"><text:s text:c="2"/>- Search and filtering system</text:p>
      <text:p text:style-name="Standard"><text:s text:c="2"/>- User-friendly dashboard</text:p>
      <text:p text:style-name="Standard"><text:s text:c="2"/>- Real-time content updates</text:p>
      <text:list xml:id="list31724931" text:continue-numbering="true" text:style-name="Outline">
        <text:list-item>
          <text:p text:style-name="Heading_20_1">3. Architecture</text:p>
        </text:list-item>
      </text:list>
      <text:p text:style-name="Standard">• Frontend: React.js with Bootstrap / Material UI</text:p>
      <text:p text:style-name="Standard">• Backend: Node.js and Express.js managing server logic and API endpoints</text:p>
      <text:p text:style-name="Standard">• Database: MongoDB for storing user data, news metadata, and interactions</text:p>
      <text:list xml:id="list31714565" text:continue-numbering="true" text:style-name="Outline">
        <text:list-item>
          <text:p text:style-name="Heading_20_1">4. Setup Instructions</text:p>
        </text:list-item>
      </text:list>
      <text:p text:style-name="Standard">• Prerequisites:</text:p>
      <text:p text:style-name="Standard"><text:s text:c="2"/>- Node.js (LTS version)</text:p>
      <text:p text:style-name="Standard"><text:s text:c="2"/>- MongoDB</text:p>
      <text:p text:style-name="Standard"><text:s text:c="2"/>- Git</text:p>
      <text:p text:style-name="Standard"><text:soft-page-break/><text:s text:c="2"/>- React.js</text:p>
      <text:p text:style-name="Standard"><text:s text:c="2"/>- Express.js &amp; Mongoose</text:p>
      <text:p text:style-name="Standard"><text:s text:c="2"/>- Visual Studio Code</text:p>
      <text:p text:style-name="Standard">• Installation Steps:</text:p>
      <text:p text:style-name="Standard"><text:s text:c="2"/>1. Clone the repository from provided link</text:p>
      <text:p text:style-name="Standard"><text:s text:c="2"/>2. Extract the downloaded zip file</text:p>
      <text:p text:style-name="Standard"><text:s text:c="2"/>3. Open the folder in VS Code</text:p>
      <text:p text:style-name="Standard"><text:s text:c="2"/>4. Open a new terminal</text:p>
      <text:p text:style-name="Standard"><text:s text:c="2"/>5. Run npm install to install dependencies</text:p>
      <text:p text:style-name="Standard"><text:s text:c="2"/>6. Run npm start to start the application</text:p>
      <text:list xml:id="list31719761" text:continue-numbering="true" text:style-name="Outline">
        <text:list-item>
          <text:p text:style-name="Heading_20_1">5. Folder Structure</text:p>
        </text:list-item>
      </text:list>
      <text:p text:style-name="Standard">InsightStream/</text:p>
      <text:p text:style-name="Standard"><text:s text:c="2"/>├── client/ <text:s text:c="7"/># React frontend</text:p>
      <text:p text:style-name="Standard"><text:s text:c="2"/>│ <text:s text:c="4"/>├── components/</text:p>
      <text:p text:style-name="Standard"><text:s text:c="2"/>│ <text:s text:c="4"/>└── pages/</text:p>
      <text:p text:style-name="Standard"><text:s text:c="2"/>├── server/ <text:s text:c="7"/># Node.js backend</text:p>
      <text:p text:style-name="Standard"><text:s text:c="8"/>├── routes/</text:p>
      <text:p text:style-name="Standard"><text:s text:c="8"/>├── models/</text:p>
      <text:p text:style-name="Standard"><text:s text:c="8"/>└── controllers/</text:p>
      <text:list xml:id="list31712739" text:continue-numbering="true" text:style-name="Outline">
        <text:list-item>
          <text:p text:style-name="Heading_20_1">6. Running the Application</text:p>
        </text:list-item>
      </text:list>
      <text:p text:style-name="Standard">• Frontend: cd client → npm start</text:p>
      <text:p text:style-name="Standard">• Backend: cd server → npm start</text:p>
      <text:p text:style-name="Standard">• Access: Visit http://localhost:3000</text:p>
      <text:list xml:id="list31735295" text:continue-numbering="true" text:style-name="Outline">
        <text:list-item>
          <text:p text:style-name="Heading_20_1">7. API Documentation</text:p>
        </text:list-item>
      </text:list>
      <text:p text:style-name="Standard">• User: /api/user/register, /api/user/login</text:p>
      <text:p text:style-name="Standard"><text:soft-page-break/>• Projects: /api/projects/create, /api/projects/:id</text:p>
      <text:p text:style-name="Standard">• Applications: /api/apply</text:p>
      <text:p text:style-name="Standard">• Chats: /api/chat/send, /api/chat/:userId</text:p>
      <text:list xml:id="list31729069" text:continue-numbering="true" text:style-name="Outline">
        <text:list-item>
          <text:p text:style-name="Heading_20_1">8. Authentication</text:p>
        </text:list-item>
      </text:list>
      <text:p text:style-name="Standard">JWT-based authentication for secure login with middleware protecting private routes.</text:p>
      <text:list xml:id="list31709792" text:continue-numbering="true" text:style-name="Outline">
        <text:list-item>
          <text:p text:style-name="Heading_20_1">9. User Interface</text:p>
        </text:list-item>
      </text:list>
      <text:p text:style-name="Standard">• Landing Page</text:p>
      <text:p text:style-name="Standard">• User Dashboard</text:p>
      <text:p text:style-name="Standard">• Admin Panel</text:p>
      <text:p text:style-name="Standard">• News Details Page</text:p>
      <text:list xml:id="list31720956" text:continue-numbering="true" text:style-name="Outline">
        <text:list-item>
          <text:p text:style-name="Heading_20_1">10. Testing</text:p>
        </text:list-item>
      </text:list>
      <text:p text:style-name="Standard">• Manual testing during development milestones</text:p>
      <text:p text:style-name="Standard">• Tools: Postman, Chrome Dev Tools</text:p>
      <text:list xml:id="list31735611" text:continue-numbering="true" text:style-name="Outline">
        <text:list-item>
          <text:p text:style-name="Heading_20_1">11. Execution Steps</text:p>
        </text:list-item>
      </text:list>
      <text:p text:style-name="Standard">1. Download Node.js LTS version from https://nodejs.org/en/download/</text:p>
      <text:p text:style-name="Standard">2. Install Node.js depending on your OS (Windows or macOS)</text:p>
      <text:p text:style-name="Standard">3. Open PowerShell (Windows) as Administrator</text:p>
      <text:p text:style-name="Standard">4. Set execution policy: set-executionPolicy unrestricted</text:p>
      <text:p text:style-name="Standard">5. Clone or download project code from provided link</text:p>
      <text:p text:style-name="Standard">6. Extract zip file and open folder in VS Code</text:p>
      <text:p text:style-name="Standard">7. Run npm install to install dependencies</text:p>
      <text:p text:style-name="Standard">8. Run npm start to launch application</text:p>
      <text:p text:style-name="Standard">9. Access project at http://localhost:3000</text:p>
      <text:list xml:id="list31708087" text:continue-numbering="true" text:style-name="Outline">
        <text:list-item>
          <text:p text:style-name="Heading_20_1"><text:soft-page-break/>12. Future Enhancements</text:p>
        </text:list-item>
      </text:list>
      <text:p text:style-name="Standard">• Integration with external APIs for more news sources</text:p>
      <text:p text:style-name="Standard">• Mobile-friendly version of the platform</text:p>
      <text:p text:style-name="Standard">• Advanced search with AI-based recommendations</text:p>
      <text:p text:style-name="Standard">• Enhanced analytics dashboard for user engag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9-26T11:38:48.93</dc:date>
    <meta:editing-duration>P0D</meta:editing-duration>
    <meta:generator>OpenOffice/4.1.15$Win32 OpenOffice.org_project/4115m2$Build-9813</meta:generator>
    <meta:document-statistic meta:table-count="0" meta:image-count="0" meta:object-count="0" meta:page-count="4" meta:paragraph-count="77" meta:word-count="379" meta:character-count="25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